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Feature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grnd</text:p>
          </table:table-cell>
          <table:table-cell office:value-type="string" calcext:value-type="string">
            <text:p>pola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custo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electors</text:p>
          </table:table-cell>
          <table:table-cell table:number-columns-repeated="5"/>
          <table:table-cell office:value-type="string" calcext:value-type="string">
            <text:p>Avg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BIC</text:p>
          </table:table-cell>
          <table:table-cell office:value-type="float" office:value="0.662921348314607" calcext:value-type="float">
            <text:p>0.662921348314607</text:p>
          </table:table-cell>
          <table:table-cell office:value-type="float" office:value="0.595505617977528" calcext:value-type="float">
            <text:p>0.595505617977528</text:p>
          </table:table-cell>
          <table:table-cell office:value-type="float" office:value="0.651685393258427" calcext:value-type="float">
            <text:p>0.651685393258427</text:p>
          </table:table-cell>
          <table:table-cell office:value-type="float" office:value="0.646067415730337" calcext:value-type="float">
            <text:p>0.646067415730337</text:p>
          </table:table-cell>
          <table:table-cell/>
          <table:table-cell table:formula="of:=AVERAGE([.G12:.J12])" office:value-type="float" office:value="0.639044943820225" calcext:value-type="float">
            <text:p>0.6390449438202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IC</text:p>
          </table:table-cell>
          <table:table-cell office:value-type="float" office:value="0.573033707865169" calcext:value-type="float">
            <text:p>0.573033707865169</text:p>
          </table:table-cell>
          <table:table-cell office:value-type="float" office:value="0.528089887640449" calcext:value-type="float">
            <text:p>0.528089887640449</text:p>
          </table:table-cell>
          <table:table-cell office:value-type="float" office:value="0.640449438202247" calcext:value-type="float">
            <text:p>0.640449438202247</text:p>
          </table:table-cell>
          <table:table-cell office:value-type="float" office:value="0.561797752808989" calcext:value-type="float">
            <text:p>0.561797752808989</text:p>
          </table:table-cell>
          <table:table-cell/>
          <table:table-cell table:formula="of:=AVERAGE([.G13:.J13])" office:value-type="float" office:value="0.575842696629213" calcext:value-type="float">
            <text:p>0.575842696629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V</text:p>
          </table:table-cell>
          <table:table-cell office:value-type="float" office:value="0.533707865168539" calcext:value-type="float">
            <text:p>0.533707865168539</text:p>
          </table:table-cell>
          <table:table-cell office:value-type="float" office:value="0.561797752808989" calcext:value-type="float">
            <text:p>0.561797752808989</text:p>
          </table:table-cell>
          <table:table-cell office:value-type="float" office:value="0.629213483146067" calcext:value-type="float">
            <text:p>0.629213483146067</text:p>
          </table:table-cell>
          <table:table-cell office:value-type="float" office:value="0.561797752808989" calcext:value-type="float">
            <text:p>0.561797752808989</text:p>
          </table:table-cell>
          <table:table-cell/>
          <table:table-cell table:formula="of:=AVERAGE([.G14:.J14])" office:value-type="float" office:value="0.571629213483146" calcext:value-type="float">
            <text:p>0.57162921348314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Avg</text:p>
          </table:table-cell>
          <table:table-cell table:formula="of:=AVERAGE([.G12:.G14])" office:value-type="float" office:value="0.589887640449438" calcext:value-type="float">
            <text:p>0.589887640449438</text:p>
          </table:table-cell>
          <table:table-cell table:formula="of:=AVERAGE([.H12:.H14])" office:value-type="float" office:value="0.561797752808989" calcext:value-type="float">
            <text:p>0.561797752808989</text:p>
          </table:table-cell>
          <table:table-cell table:formula="of:=AVERAGE([.I12:.I14])" office:value-type="float" office:value="0.640449438202247" calcext:value-type="float">
            <text:p>0.640449438202247</text:p>
          </table:table-cell>
          <table:table-cell table:formula="of:=AVERAGE([.J12:.J14])" office:value-type="float" office:value="0.589887640449438" calcext:value-type="float">
            <text:p>0.58988764044943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9:19:53.405849419</meta:creation-date>
    <dc:date>2017-11-14T19:24:44.952818041</dc:date>
    <meta:editing-duration>PT4M54S</meta:editing-duration>
    <meta:editing-cycles>1</meta:editing-cycles>
    <meta:generator>LibreOffice/5.3.7.2.0$Linux_X86_64 LibreOffice_project/30m0$Build-2</meta:generator>
    <meta:document-statistic meta:table-count="1" meta:cell-count="30" meta:object-count="0"/>
  </office:meta>
</office:document-meta>
</file>